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dd0c"/>
    </style:style>
    <style:style style:name="P2" style:family="paragraph" style:parent-style-name="Standard">
      <style:text-properties officeooo:rsid="0009e3e3" officeooo:paragraph-rsid="0009e3e3"/>
    </style:style>
    <style:style style:name="P3" style:family="paragraph" style:parent-style-name="Standard" style:list-style-name="L1">
      <style:text-properties officeooo:rsid="0009e3e3" officeooo:paragraph-rsid="0009e3e3"/>
    </style:style>
    <style:style style:name="P4" style:family="paragraph" style:parent-style-name="Standard" style:list-style-name="L1">
      <style:text-properties officeooo:rsid="0009e3e3" officeooo:paragraph-rsid="000cb5bb"/>
    </style:style>
    <style:style style:name="P5" style:family="paragraph" style:parent-style-name="Standard" style:list-style-name="L2">
      <style:text-properties officeooo:rsid="0009e3e3" officeooo:paragraph-rsid="000cb5bb"/>
    </style:style>
    <style:style style:name="P6" style:family="paragraph" style:parent-style-name="Standard" style:list-style-name="L1">
      <style:text-properties officeooo:paragraph-rsid="000cb5bb"/>
    </style:style>
    <style:style style:name="P7" style:family="paragraph" style:parent-style-name="Standard">
      <style:text-properties officeooo:rsid="000cb5bb" officeooo:paragraph-rsid="000cb5bb"/>
    </style:style>
    <style:style style:name="P8" style:family="paragraph" style:parent-style-name="Standard" style:list-style-name="L2">
      <style:text-properties officeooo:rsid="000cb5bb" officeooo:paragraph-rsid="000cb5bb"/>
    </style:style>
    <style:style style:name="P9" style:family="paragraph" style:parent-style-name="Standard" style:list-style-name="L2">
      <style:text-properties officeooo:paragraph-rsid="000cb5bb"/>
    </style:style>
    <style:style style:name="P10" style:family="paragraph" style:parent-style-name="Standard">
      <style:text-properties officeooo:rsid="000ef44d" officeooo:paragraph-rsid="000ef44d"/>
    </style:style>
    <style:style style:name="P11" style:family="paragraph" style:parent-style-name="Standard" style:list-style-name="L3">
      <style:text-properties officeooo:rsid="000ef44d" officeooo:paragraph-rsid="000ef44d"/>
    </style:style>
    <style:style style:name="P12" style:family="paragraph" style:parent-style-name="Standard" style:list-style-name="L3">
      <style:text-properties officeooo:paragraph-rsid="000ef44d"/>
    </style:style>
    <style:style style:name="P13" style:family="paragraph" style:parent-style-name="Standard">
      <style:text-properties officeooo:rsid="001096e4" officeooo:paragraph-rsid="001096e4"/>
    </style:style>
    <style:style style:name="P14" style:family="paragraph" style:parent-style-name="Standard" style:list-style-name="L4">
      <style:text-properties officeooo:paragraph-rsid="001096e4"/>
    </style:style>
    <style:style style:name="P15" style:family="paragraph" style:parent-style-name="Standard" style:list-style-name="L5">
      <style:text-properties officeooo:rsid="0011dd0c" officeooo:paragraph-rsid="0011dd0c"/>
    </style:style>
    <style:style style:name="P16" style:family="paragraph" style:parent-style-name="Standard">
      <style:text-properties officeooo:rsid="0011dd0c" officeooo:paragraph-rsid="001096e4"/>
    </style:style>
    <style:style style:name="T1" style:family="text">
      <style:text-properties officeooo:rsid="0009e3e3"/>
    </style:style>
    <style:style style:name="T2" style:family="text">
      <style:text-properties officeooo:rsid="000abaae"/>
    </style:style>
    <style:style style:name="T3" style:family="text">
      <style:text-properties officeooo:rsid="000cb5bb"/>
    </style:style>
    <style:style style:name="T4" style:family="text">
      <style:text-properties officeooo:rsid="000e4167"/>
    </style:style>
    <style:style style:name="T5" style:family="text">
      <style:text-properties officeooo:rsid="000eadda"/>
    </style:style>
    <style:style style:name="T6" style:family="text">
      <style:text-properties officeooo:rsid="000ef44d"/>
    </style:style>
    <style:style style:name="T7" style:family="text">
      <style:text-properties officeooo:rsid="001096e4"/>
    </style:style>
    <style:style style:name="T8" style:family="text">
      <style:text-properties officeooo:rsid="0011dd0c"/>
    </style:style>
    <style:style style:name="T9" style:family="text">
      <style:text-properties officeooo:rsid="00134859"/>
    </style:style>
    <style:style style:name="T10" style:family="text">
      <style:text-properties officeooo:rsid="0013fea4"/>
    </style:style>
    <style:style style:name="T11" style:family="text">
      <style:text-properties officeooo:rsid="0015581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ncenti:</text:p>
      <text:p text:style-name="P2"/>
      <text:list xml:id="list352974195" text:style-name="L1">
        <text:list-item>
          <text:p text:style-name="P3">Fix the Bridge origin and Orientation in GPS frame. </text:p>
        </text:list-item>
        <text:list-item>
          <text:p text:style-name="P3">Fix the position of inspector (in GPS coordinates), and orientation of IFR (roll, pitch and yaw).</text:p>
        </text:list-item>
        <text:list-item>
          <text:p text:style-name="P3">Compute the IFR origin w.r.t. BFR. </text:p>
          <text:p text:style-name="P3">a) Using Inspector origin and Bridge origin in GPS, get the distance and elevation change (applying Vincenti algorithm). </text:p>
          <text:p text:style-name="P3">b) This vector is then projected in BFR to get the Inspector position in BFR. <text:s/></text:p>
        </text:list-item>
        <text:list-item>
          <text:p text:style-name="P3">Also compute the orientation of IFR w.r.t. BFR.</text:p>
          <text:p text:style-name="P3">a) Subtract orientation values in BFR (w.r.t. GPS) from the orientation values in IFR (w.r.t. GPS).</text:p>
        </text:list-item>
        <text:list-item>
          <text:p text:style-name="P3"><text:s/><text:span text:style-name="T10">S</text:span>et the Near Plane Distance, Far Plane Distance, and viewing angle, within which the region of interest falls (w.r.t. IFR).</text:p>
        </text:list-item>
        <text:list-item>
          <text:p text:style-name="P3">Compute the bounding box parameters.</text:p>
          <text:p text:style-name="P3">a) Compute the near plane distance in BFR using the same point in IFR, inspector origin w.r.t. BFR, and orientation of inspector w.r.t. BFR. </text:p>
          <text:p text:style-name="P3">b) Repeat above step for far plane distance. </text:p>
        </text:list-item>
        <text:list-item>
          <text:p text:style-name="P3">Containment Algorithm -</text:p>
          <text:p text:style-name="P3">a) Iterate through every node on bridge (in BFR). </text:p>
          <text:p text:style-name="P3">b) Check if point in 7(a) lies within the bounding box (determined using parameters specified by the user). </text:p>
          <text:p text:style-name="P6"><text:span text:style-name="T1">c) Required values for above step – Inspector position, near plane, far plane distance </text:span><text:span text:style-name="T2">and query point, all</text:span><text:span text:style-name="T1"> <text:s/>in BFR.</text:span></text:p>
          <text:p text:style-name="P4"/>
        </text:list-item>
      </text:list>
      <text:p text:style-name="P7">Approximate Algorithm:</text:p>
      <text:p text:style-name="P7"/>
      <text:list xml:id="list1777789634" text:style-name="L2">
        <text:list-item>
          <text:p text:style-name="P8">Determine the origin of the bridge:</text:p>
          <text:p text:style-name="P8">a) Enter the GPS and BFR coordinates of 4 points on the Bridge. </text:p>
          <text:p text:style-name="P8">b) Use these points to compute BG matrix and Scaling factors.</text:p>
          <text:p text:style-name="P8">c) Now we can compute the Bridge origin using BG matrix and the 4 points on the Bridge</text:p>
        </text:list-item>
        <text:list-item>
          <text:p text:style-name="P8">Enter the Inspector position and orientation (i.e. roll, pitch and yaw) in GPS frame.</text:p>
        </text:list-item>
        <text:list-item>
          <text:p text:style-name="P9"><text:span text:style-name="T3">Also enter the Near Plane and Far Plane distances in IFR, </text:span><text:span text:style-name="T5">along with the view angle</text:span><text:span text:style-name="T3">.</text:span></text:p>
        </text:list-item>
        <text:list-item>
          <text:p text:style-name="P8">Compute the bounding box parameters</text:p>
          <text:p text:style-name="P8">a) Near Plane Distance point in BFR using BG and IG matrices (computed using roll, pitch and yaw of the inspector)</text:p>
          <text:p text:style-name="P8">b) Similarly compute the Far Plane Distance point and Inspector position in BFR from the above. </text:p>
        </text:list-item>
        <text:list-item>
          <text:p text:style-name="P5">Containment Algorithm -</text:p>
          <text:p text:style-name="P5">a) Iterate through every node on bridge (in BFR). </text:p>
          <text:p text:style-name="P9"><text:span text:style-name="T1">b) Check if point in </text:span><text:span text:style-name="T4">5</text:span><text:span text:style-name="T1">(a) lies within the bounding box (determined using parameters specified by the user). </text:span></text:p>
          <text:p text:style-name="P9"><text:span text:style-name="T1">c) Required values for above step – Inspector position, near plane, far plane distance </text:span><text:span text:style-name="T2">and query point, all</text:span><text:span text:style-name="T1"> <text:s/>in BFR.</text:span></text:p>
        </text:list-item>
      </text:list>
      <text:p text:style-name="P7"/>
      <text:p text:style-name="P10">For Error analysis:</text:p>
      <text:list xml:id="list840303063" text:style-name="L3">
        <text:list-item>
          <text:p text:style-name="P11">In Approximate algorithm, we compute the error in inspector position by sampling values from Weibull distribution. This is done by sampling distance error from the distribution, and then multiplying it <text:span text:style-name="T11">with</text:span> a random orientation angle of the distance vector.</text:p>
        </text:list-item>
        <text:list-item>
          <text:p text:style-name="P12"><text:span text:style-name="T6">In Vincenti, once we get the distance error vector, we use Vincenti algorithm to compute the </text:span><text:soft-page-break/><text:span text:style-name="T6">new position of the inspector (with the error).</text:span></text:p>
        </text:list-item>
      </text:list>
      <text:p text:style-name="P2"/>
      <text:p text:style-name="P2"/>
      <text:p text:style-name="P13">MATLAB:</text:p>
      <text:p text:style-name="P13"/>
      <text:list xml:id="list303906130" text:style-name="L4">
        <text:list-item>
          <text:p text:style-name="P14"><text:span text:style-name="T7">Given all the </text:span><text:span text:style-name="T8">bridge node </text:span><text:span text:style-name="T7">points in BFR, </text:span><text:span text:style-name="T8">Input the position of inspector in BFR, near plane, far plane distance and angle of view.</text:span></text:p>
        </text:list-item>
      </text:list>
      <text:p text:style-name="P1"><text:span text:style-name="T8"><text:tab/> <text:s text:c="5"/>The Far plane dis</text:span><text:span text:style-name="T9">t</text:span><text:span text:style-name="T8">ance </text:span><text:span text:style-name="T9">point</text:span><text:span text:style-name="T8"> is (0,0,0) and the near plane distance </text:span><text:span text:style-name="T9">point </text:span><text:span text:style-name="T8">is the position of <text:tab/> <text:s text:c="3"/><text:tab/> <text:s text:c="5"/>inspector divided by 2.</text:span></text:p>
      <text:list xml:id="list1693131182" text:style-name="L5">
        <text:list-item>
          <text:list>
            <text:list-item>
              <text:p text:style-name="P15">Determine euclidean distance of inspector from the Near and Far plane points.</text:p>
            </text:list-item>
            <text:list-item>
              <text:p text:style-name="P15">Iterate through every node in the Bridge- </text:p>
              <text:p text:style-name="P15">a) Determine distance of node from the Inspector position. </text:p>
              <text:p text:style-name="P15">b) Determine phi, which is the half angle of the visual cone. </text:p>
              <text:p text:style-name="P15">c) Check for containment of node in the visual cone. 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ul </meta:initial-creator>
    <meta:creation-date>2011-06-26T04:03:32</meta:creation-date>
    <dc:date>2012-03-01T12:43:04</dc:date>
    <dc:creator>Atul </dc:creator>
    <meta:editing-duration>PT13H02M01S</meta:editing-duration>
    <meta:editing-cycles>10</meta:editing-cycles>
    <meta:generator>OpenOffice.org/3.2$Linux OpenOffice.org_project/320m19$Build-9505</meta:generator>
    <meta:document-statistic meta:table-count="0" meta:image-count="0" meta:object-count="0" meta:page-count="2" meta:paragraph-count="41" meta:word-count="547" meta:character-count="3176"/>
  </office:meta>
</office:document-meta>
</file>